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2.5521in"/>
    </style:style>
    <style:style style:name="Members.B" style:family="table-column">
      <style:table-column-properties style:column-width="8.0507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B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B1" office:value-type="string">
              <text:p text:style-name="P3">[a.caption2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B2" office:value-type="string">
            <text:p text:style-name="P5">[b.Customer]</text:p>
            <text:p text:style-name="P5">[b.Account_Name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47:17.82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7" meta:word-count="7" meta:character-count="129"/>
  </office:meta>
</office:document-meta>
</file>